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2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0783in" fo:margin-bottom="0.2362in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top="0.0783in" fo:margin-bottom="0.0783in" style:contextual-spacing="false" fo:text-align="justify" style:justify-single-word="false"/>
      <style:text-properties style:font-name="Calibri1" fo:font-size="14pt" fo:language="es" fo:country="ES" fo:font-weight="bold" officeooo:rsid="01096411" officeooo:paragraph-rsid="0109641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783in" fo:margin-bottom="0.0783in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paragraph-properties fo:margin-top="0.0783in" fo:margin-bottom="0.0783in" style:contextual-spacing="false" fo:text-align="end" style:justify-single-word="false"/>
      <style:text-properties style:font-name="Calibri" fo:font-size="10pt" fo:language="es" fo:country="ES" fo:font-style="italic" style:text-underline-style="none" fo:font-weight="bold" officeooo:rsid="00e0d22b" officeooo:paragraph-rsid="00e0d22b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 style:list-style-name="L1">
      <style:paragraph-properties fo:margin-top="0.0783in" fo:margin-bottom="0.2362in" style:contextual-spacing="false" fo:text-align="justify" style:justify-single-word="false" fo:padding="0.0291in" fo:border-left="none" fo:border-right="none" fo:border-top="none" fo:border-bottom="0.99pt solid #000000" style:join-border="false"/>
      <style:text-properties style:font-name="Calibri1" fo:font-size="14pt" fo:language="es" fo:country="ES" fo:font-weight="bold" officeooo:rsid="00f36c7a" officeooo:paragraph-rsid="00f36c7a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margin-top="0.0783in" fo:margin-bottom="0.0783in" style:contextual-spacing="false" fo:text-align="justify" style:justify-single-word="false"/>
      <style:text-properties style:font-name="Calibri1" fo:font-size="14pt" fo:language="es" fo:country="ES" fo:font-weight="normal" officeooo:rsid="010d8d66" officeooo:paragraph-rsid="010d8d66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.0783in" fo:margin-bottom="0.0783in" style:contextual-spacing="false" fo:text-align="justify" style:justify-single-word="false"/>
      <style:text-properties style:font-name="Calibri1" fo:font-size="14pt" fo:language="es" fo:country="ES" fo:font-weight="normal" officeooo:rsid="010d97b2" officeooo:paragraph-rsid="010d97b2" style:font-size-asian="14pt" style:font-weight-asian="normal" style:font-size-complex="14pt" style:font-weight-complex="normal"/>
    </style:style>
    <style:style style:name="T1" style:family="text">
      <style:text-properties officeooo:rsid="00de8f96"/>
    </style:style>
    <style:style style:name="T2" style:family="text">
      <style:text-properties officeooo:rsid="010bcc4b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aron Andal Marasigan</text:p>
      <text:p text:style-name="P5">SMX M08 Aplicacions Web</text:p>
      <text:p text:style-name="P2">Documentación<text:span text:style-name="T1"> JOOMLA</text:span></text:p>
      <text:list xml:id="list1772421851" text:style-name="L1">
        <text:list-header>
          <text:p text:style-name="P6">JOOMLA (<text:span text:style-name="T2">Linux</text:span>)</text:p>
        </text:list-header>
        <text:list-item>
          <text:p text:style-name="P7">Instalar LAMP</text:p>
        </text:list-item>
        <text:list-item>
          <text:p text:style-name="P7">apt-get update</text:p>
        </text:list-item>
        <text:list-item>
          <text:p text:style-name="P7">apt-get install phpmyadmin</text:p>
        </text:list-item>
        <text:list-item>
          <text:p text:style-name="P8">Descargarnos joomla linux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2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Calibri" fo:font-family="Calibri" style:font-family-generic="swiss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 </meta:initial-creator>
    <meta:creation-date>2013-09-26T19:02:45</meta:creation-date>
    <dc:date>2014-02-20T20:12:33</dc:date>
    <meta:editing-duration>PT17H29M22S</meta:editing-duration>
    <meta:editing-cycles>295</meta:editing-cycles>
    <meta:generator>LibreOffice/7.0.4.2$Linux_X86_64 LibreOffice_project/00$Build-2</meta:generator>
    <meta:print-date>2013-10-17T10:14:07.303000000</meta:print-date>
    <dc:creator>alumne </dc:creator>
    <meta:document-statistic meta:table-count="0" meta:image-count="0" meta:object-count="0" meta:page-count="1" meta:paragraph-count="8" meta:word-count="25" meta:character-count="168" meta:non-whitespace-character-count="147"/>
  </office:meta>
</office:document-meta>
</file>